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4D3AAE74913090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18cm, 2.675cm, 17.052cm, 2.70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95cm" svg:height="21.1cm" svg:x="0.892cm" svg:y="1.891cm">
          <draw:image xlink:href="Pictures/10000000000005E8000007E014D3AAE74913090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14T06:16:53.246969897</dc:date>
    <meta:editing-duration>PT3M36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